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" svg:font-family="Terminus"/>
    <style:font-face style:name="DejaVu Sans1" svg:font-family="'DejaVu Sans'" style:font-family-generic="swiss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3">
      <style:text-properties style:font-name="Liberation Sans" officeooo:rsid="0015dfa6" officeooo:paragraph-rsid="0015dfa6"/>
    </style:style>
    <style:style style:name="P2" style:family="paragraph" style:parent-style-name="Standard">
      <style:text-properties style:font-name="Liberation Sans" officeooo:rsid="0015dfa6" officeooo:paragraph-rsid="0015dfa6"/>
    </style:style>
    <style:style style:name="P3" style:family="paragraph" style:parent-style-name="Standard">
      <style:text-properties style:font-name="Liberation Sans" fo:font-size="16pt" officeooo:rsid="0015dfa6" officeooo:paragraph-rsid="0015dfa6" style:font-size-asian="14pt" style:font-size-complex="16pt"/>
    </style:style>
    <style:style style:name="P4" style:family="paragraph" style:parent-style-name="Standard">
      <style:text-properties style:font-name="Liberation Sans" officeooo:paragraph-rsid="0015dfa6"/>
    </style:style>
    <style:style style:name="P5" style:family="paragraph" style:parent-style-name="Standard">
      <style:text-properties style:font-name="Liberation Sans" fo:font-size="12pt" officeooo:rsid="0015dfa6" officeooo:paragraph-rsid="0015dfa6" style:font-size-asian="10.5pt" style:font-size-complex="12pt"/>
    </style:style>
    <style:style style:name="P6" style:family="paragraph" style:parent-style-name="Standard" style:list-style-name="L4">
      <style:text-properties style:font-name="Liberation Sans" fo:font-size="12pt" officeooo:rsid="0016cd49" officeooo:paragraph-rsid="0016cd49" style:font-size-asian="10.5pt" style:font-size-complex="12pt"/>
    </style:style>
    <style:style style:name="P7" style:family="paragraph" style:parent-style-name="Standard">
      <style:text-properties style:font-name="Liberation Sans" fo:font-size="12pt" officeooo:rsid="0016cd49" officeooo:paragraph-rsid="0016cd49" style:font-size-asian="10.5pt" style:font-size-complex="12pt"/>
    </style:style>
    <style:style style:name="P8" style:family="paragraph" style:parent-style-name="Standard">
      <style:text-properties style:font-name="Liberation Sans" officeooo:rsid="0016cd49" officeooo:paragraph-rsid="0016cd49"/>
    </style:style>
    <style:style style:name="T1" style:family="text">
      <style:text-properties fo:font-size="16pt" officeooo:rsid="0015dfa6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trukcja kompilacji</text:span></text:p>
      <text:list xml:id="list5550192102025017709" text:style-name="L3">
        <text:list-header>
          <text:p text:style-name="P1"/>
        </text:list-header>
        <text:list-item>
          <text:p text:style-name="P1">Z użyciem Netbeans IDE</text:p>
          <text:p text:style-name="P1">Aby skompilować program należy otworzyć projekt Mastermind (File → Open Project, albo skrót klawiszowy Ctrl + Shift + o) następnie zaś wcisnąć przycisk „Build project” (skrót klawiszowy F11).</text:p>
        </text:list-item>
      </text:list>
      <text:p text:style-name="P2"/>
      <text:p text:style-name="P8">Wymaga to obecności w systemie Java Development Kit w wersji najnowszej (1.8 w chwili pisania tego dokumentu).</text:p>
      <text:p text:style-name="P2"/>
      <text:p text:style-name="P3">Instrukcja uruchomienia</text:p>
      <text:p text:style-name="P5"/>
      <text:list xml:id="list5791605935157559170" text:style-name="L4">
        <text:list-item>
          <text:p text:style-name="P6">Z użyciem Netbeans IDE</text:p>
          <text:p text:style-name="P6">Aby uruchomić program należy otworzyć projekt Mastermind (patrz instrukcja wyżej) oraz wcisnąć przycisk „Run project” (skrót klawiszowy F6).</text:p>
        </text:list-item>
      </text:list>
      <text:p text:style-name="P7"/>
      <text:p text:style-name="P7">Wymaga to obecności w systemie Java Virtual Mach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" svg:font-family="Terminus"/>
    <style:font-face style:name="DejaVu Sans1" svg:font-family="'DejaVu Sans'" style:font-family-generic="swiss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27:12.920952868</meta:creation-date>
    <dc:date>2015-06-19T16:50:38.638658049</dc:date>
    <meta:editing-duration>PT8M5S</meta:editing-duration>
    <meta:editing-cycles>1</meta:editing-cycles>
    <meta:document-statistic meta:table-count="0" meta:image-count="0" meta:object-count="0" meta:page-count="1" meta:paragraph-count="8" meta:word-count="85" meta:character-count="585" meta:non-whitespace-character-count="510"/>
    <meta:generator>LibreOffice/4.4.4.1.0$Linux_X86_64 LibreOffice_project/40m0$Build-1</meta:generator>
  </office:meta>
</office:document-meta>
</file>